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6" style:parent-style-name="Graphics">
      <style:graphic-properties draw:fill="none" draw:stroke="non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</office:automatic-styles>
  <office:body>
    <office:presentation>
      <draw:page draw:name="Slide1" draw:style-name="a381" draw:master-page-name="Master1-Layout1-title-Diapositiva-de-título" presentation:presentation-page-layout-name="Master1-PPL1" draw:id="Slide-256">
        <draw:frame draw:id="id63" draw:style-name="a382" draw:transform="translate(-4.17813in -3.77343in) rotate(-4.86288) translate(2.38403in 3.75in)" draw:name="Imagen 4" svg:width="8.35626in" svg:height="7.54685in" style:rel-width="scale" style:rel-height="scale">
          <draw:image xlink:href="media/image1.jpg" xlink:type="simple" xlink:show="embed" xlink:actuate="onLoad"/>
          <svg:title/>
          <svg:desc/>
        </draw:frame>
        <draw:frame draw:id="id64" draw:style-name="a383" draw:name="Imagen 10" svg:x="-4.89609in" svg:y="0in" svg:width="4.89609in" svg:height="7.5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4" draw:name="Imagen 11" svg:x="4.89757in" svg:y="0in" svg:width="4.89609in" svg:height="7.5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85" draw:name="Imagen 12" svg:x="-0.92181in" svg:y="7.5in" svg:width="8.58482in" svg:height="8.16623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86" draw:name="Imagen 13" svg:x="-1.84363in" svg:y="-8.16623in" svg:width="8.58482in" svg:height="8.16623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36732in" svg:y="1.22743in" svg:width="4.16293in" svg:height="2.61111in"/>
      <presentation:placeholder presentation:object="subtitle" svg:x="0.6122in" svg:y="3.93924in" svg:width="3.67318in" svg:height="1.81076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2" style:display-name="Título y objetos">
      <presentation:placeholder presentation:object="title" svg:x="0.33671in" svg:y="0.39931in" svg:width="4.22415in" svg:height="1.44965in"/>
      <presentation:placeholder presentation:object="object" svg:x="0.33671in" svg:y="1.99653in" svg:width="4.22415in" svg:height="4.75868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3" style:display-name="Encabezado de sección">
      <presentation:placeholder presentation:object="title" svg:x="0.33416in" svg:y="1.86979in" svg:width="4.22415in" svg:height="3.11979in"/>
      <presentation:placeholder presentation:object="outline" svg:x="0.33416in" svg:y="5.0191in" svg:width="4.22415in" svg:height="1.64062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4" style:display-name="Dos objetos">
      <presentation:placeholder presentation:object="title" svg:x="0.33671in" svg:y="0.39931in" svg:width="4.22415in" svg:height="1.44965in"/>
      <presentation:placeholder presentation:object="object" svg:x="0.33671in" svg:y="1.99653in" svg:width="2.08147in" svg:height="4.75868in"/>
      <presentation:placeholder presentation:object="object" svg:x="2.47939in" svg:y="1.99653in" svg:width="2.08147in" svg:height="4.75868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5" style:display-name="Comparación">
      <presentation:placeholder presentation:object="title" svg:x="0.33735in" svg:y="0.39931in" svg:width="4.22415in" svg:height="1.44965in"/>
      <presentation:placeholder presentation:object="outline" svg:x="0.33735in" svg:y="1.83854in" svg:width="2.0719in" svg:height="0.90104in"/>
      <presentation:placeholder presentation:object="object" svg:x="0.33735in" svg:y="2.73958in" svg:width="2.0719in" svg:height="4.02951in"/>
      <presentation:placeholder presentation:object="outline" svg:x="2.4794in" svg:y="1.83854in" svg:width="2.08211in" svg:height="0.90104in"/>
      <presentation:placeholder presentation:object="object" svg:x="2.4794in" svg:y="2.73958in" svg:width="2.08211in" svg:height="4.02951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6" style:display-name="Solo el título">
      <presentation:placeholder presentation:object="title" svg:x="0.33671in" svg:y="0.39931in" svg:width="4.22415in" svg:height="1.44965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7" style:display-name="En blanco"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8" style:display-name="Contenido con título">
      <presentation:placeholder presentation:object="title" svg:x="0.33735in" svg:y="0.5in" svg:width="1.57959in" svg:height="1.75in"/>
      <presentation:placeholder presentation:object="object" svg:x="2.08211in" svg:y="1.07986in" svg:width="2.4794in" svg:height="5.32986in"/>
      <presentation:placeholder presentation:object="outline" svg:x="0.33735in" svg:y="2.25in" svg:width="1.57959in" svg:height="4.1684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9" style:display-name="Imagen con título">
      <presentation:placeholder presentation:object="title" svg:x="0.33735in" svg:y="0.5in" svg:width="1.57959in" svg:height="1.75in"/>
      <presentation:placeholder presentation:object="graphic" svg:x="2.08211in" svg:y="1.07986in" svg:width="2.4794in" svg:height="5.32986in"/>
      <presentation:placeholder presentation:object="outline" svg:x="0.33735in" svg:y="2.25in" svg:width="1.57959in" svg:height="4.1684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10" style:display-name="Título y texto vertical">
      <presentation:placeholder presentation:object="title" svg:x="0.33671in" svg:y="0.39931in" svg:width="4.22415in" svg:height="1.44965in"/>
      <presentation:placeholder presentation:object="outline" svg:x="0.33671in" svg:y="1.99653in" svg:width="4.22415in" svg:height="4.75868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presentation-page-layout style:name="Master1-PPL11" style:display-name="Título vertical y texto">
      <presentation:placeholder presentation:object="title" svg:x="3.50482in" svg:y="0.39931in" svg:width="1.05604in" svg:height="6.3559in"/>
      <presentation:placeholder presentation:object="outline" svg:x="0.33671in" svg:y="0.39931in" svg:width="3.1069in" svg:height="6.3559in"/>
      <presentation:placeholder presentation:object="date-time" svg:x="0.33671in" svg:y="6.95139in" svg:width="1.10195in" svg:height="0.39931in"/>
      <presentation:placeholder presentation:object="footer" svg:x="1.62232in" svg:y="6.95139in" svg:width="1.65293in" svg:height="0.39931in"/>
      <presentation:placeholder presentation:object="page-number" svg:x="3.45891in" svg:y="6.95139in" svg:width="1.1019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4.89757in" fo:page-height="7.5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4898in" fo:margin-left="0in" fo:margin-right="0in" fo:text-indent="0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4898in" fo:margin-left="0in" fo:margin-right="0in" fo:text-indent="0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1764in" style:font-size-asian="0.21764in" style:font-size-complex="0.2176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1764in" style:font-size-asian="0.21764in" style:font-size-complex="0.21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764in" style:font-size-asian="0.21764in" style:font-size-complex="0.2176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819in" style:font-size-asian="0.40819in" style:font-size-complex="0.4081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819in" style:font-size-asian="0.40819in" style:font-size-complex="0.40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4898in" fo:margin-left="0in" fo:margin-right="0in" fo:text-indent="0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889in" style:font-size-asian="0.10889in" style:font-size-complex="0.10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4898in" fo:margin-left="0in" fo:margin-right="0in" fo:text-indent="0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1764in" style:font-size-asian="0.21764in" style:font-size-complex="0.2176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1764in" style:font-size-asian="0.21764in" style:font-size-complex="0.21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764in" style:font-size-asian="0.21764in" style:font-size-complex="0.2176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764in" style:font-size-asian="0.21764in" style:font-size-complex="0.21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4898in" fo:margin-left="0in" fo:margin-right="0in" fo:text-indent="0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0889in" style:font-size-asian="0.10889in" style:font-size-complex="0.10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4898in" fo:margin-left="0in" fo:margin-right="0in" fo:text-indent="0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4898in" fo:margin-left="0in" fo:margin-right="0in" fo:text-indent="0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4898in" fo:margin-left="0.8571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931in" style:font-size-asian="0.29931in" style:font-size-complex="0.29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042in" style:font-size-asian="0.19042in" style:font-size-complex="0.1904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4898in" fo:margin-left="0.12245in" fo:margin-right="0in" fo:text-indent="-0.12245in" fo:margin-top="0.06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25in" style:font-size-asian="0.1225in" style:font-size-complex="0.1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4898in" fo:margin-left="1.1020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819in" style:font-size-asian="0.40819in" style:font-size-complex="0.4081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4898in" fo:margin-left="0.3673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819in" style:font-size-asian="0.40819in" style:font-size-complex="0.40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48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611in" style:font-size-asian="0.13611in" style:font-size-complex="0.1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4898in" fo:margin-left="0.61225in" fo:margin-right="0in" fo:text-indent="-0.12245in" fo:margin-top="0.034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333in" style:font-size-asian="0.16333in" style:font-size-complex="0.16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167in" style:font-size-asian="0.08167in" style:font-size-complex="0.08167in" fo:letter-spacing="0in" fo:language="es" fo:country="UY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449in"/>
      </text:list-level-style-number>
      <text:list-level-style-number text:level="3" style:num-format="">
        <style:list-level-properties text:space-before="0.4898in"/>
      </text:list-level-style-number>
      <text:list-level-style-number text:level="4" style:num-format="">
        <style:list-level-properties text:space-before="0.7347in"/>
      </text:list-level-style-number>
      <text:list-level-style-number text:level="5" style:num-format="">
        <style:list-level-properties text:space-before="0.9796in"/>
      </text:list-level-style-number>
      <text:list-level-style-number text:level="6" style:num-format="">
        <style:list-level-properties text:space-before="1.2245in"/>
      </text:list-level-style-number>
      <text:list-level-style-number text:level="7" style:num-format="">
        <style:list-level-properties text:space-before="1.4694in"/>
      </text:list-level-style-number>
      <text:list-level-style-number text:level="8" style:num-format="">
        <style:list-level-properties text:space-before="1.7143in"/>
      </text:list-level-style-number>
      <text:list-level-style-number text:level="9" style:num-format="">
        <style:list-level-properties text:space-before="1.9592in"/>
      </text:list-level-style-number>
    </text:list-style>
    <text:list-style style:name="a137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449in"/>
      </text:list-level-style-number>
      <text:list-level-style-number text:level="3" style:num-format="">
        <style:list-level-properties text:space-before="0.4898in"/>
      </text:list-level-style-number>
      <text:list-level-style-number text:level="4" style:num-format="">
        <style:list-level-properties text:space-before="0.7347in"/>
      </text:list-level-style-number>
      <text:list-level-style-number text:level="5" style:num-format="">
        <style:list-level-properties text:space-before="0.9796in"/>
      </text:list-level-style-number>
      <text:list-level-style-number text:level="6" style:num-format="">
        <style:list-level-properties text:space-before="1.2245in"/>
      </text:list-level-style-number>
      <text:list-level-style-number text:level="7" style:num-format="">
        <style:list-level-properties text:space-before="1.4694in"/>
      </text:list-level-style-number>
      <text:list-level-style-number text:level="8" style:num-format="">
        <style:list-level-properties text:space-before="1.7143in"/>
      </text:list-level-style-number>
      <text:list-level-style-number text:level="9" style:num-format="">
        <style:list-level-properties text:space-before="1.9592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449in"/>
      </text:list-level-style-number>
      <text:list-level-style-number text:level="3" style:num-format="">
        <style:list-level-properties text:space-before="0.4898in"/>
      </text:list-level-style-number>
      <text:list-level-style-number text:level="4" style:num-format="">
        <style:list-level-properties text:space-before="0.7347in"/>
      </text:list-level-style-number>
      <text:list-level-style-number text:level="5" style:num-format="">
        <style:list-level-properties text:space-before="0.9796in"/>
      </text:list-level-style-number>
      <text:list-level-style-number text:level="6" style:num-format="">
        <style:list-level-properties text:space-before="1.2245in"/>
      </text:list-level-style-number>
      <text:list-level-style-number text:level="7" style:num-format="">
        <style:list-level-properties text:space-before="1.4694in"/>
      </text:list-level-style-number>
      <text:list-level-style-number text:level="8" style:num-format="">
        <style:list-level-properties text:space-before="1.7143in"/>
      </text:list-level-style-number>
      <text:list-level-style-number text:level="9" style:num-format="">
        <style:list-level-properties text:space-before="1.9592in"/>
      </text:list-level-style-number>
    </text:list-style>
    <text:list-style style:name="a1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449in"/>
      </text:list-level-style-number>
      <text:list-level-style-number text:level="3" style:num-format="">
        <style:list-level-properties text:space-before="0.4898in"/>
      </text:list-level-style-number>
      <text:list-level-style-number text:level="4" style:num-format="">
        <style:list-level-properties text:space-before="0.7347in"/>
      </text:list-level-style-number>
      <text:list-level-style-number text:level="5" style:num-format="">
        <style:list-level-properties text:space-before="0.9796in"/>
      </text:list-level-style-number>
      <text:list-level-style-number text:level="6" style:num-format="">
        <style:list-level-properties text:space-before="1.2245in"/>
      </text:list-level-style-number>
      <text:list-level-style-number text:level="7" style:num-format="">
        <style:list-level-properties text:space-before="1.4694in"/>
      </text:list-level-style-number>
      <text:list-level-style-number text:level="8" style:num-format="">
        <style:list-level-properties text:space-before="1.7143in"/>
      </text:list-level-style-number>
      <text:list-level-style-number text:level="9" style:num-format="">
        <style:list-level-properties text:space-before="1.9592in"/>
      </text:list-level-style-number>
    </text:list-style>
    <text:list-style style:name="a14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449in"/>
      </text:list-level-style-number>
      <text:list-level-style-number text:level="3" style:num-format="">
        <style:list-level-properties text:space-before="0.4898in"/>
      </text:list-level-style-number>
      <text:list-level-style-number text:level="4" style:num-format="">
        <style:list-level-properties text:space-before="0.7347in"/>
      </text:list-level-style-number>
      <text:list-level-style-number text:level="5" style:num-format="">
        <style:list-level-properties text:space-before="0.9796in"/>
      </text:list-level-style-number>
      <text:list-level-style-number text:level="6" style:num-format="">
        <style:list-level-properties text:space-before="1.2245in"/>
      </text:list-level-style-number>
      <text:list-level-style-number text:level="7" style:num-format="">
        <style:list-level-properties text:space-before="1.4694in"/>
      </text:list-level-style-number>
      <text:list-level-style-number text:level="8" style:num-format="">
        <style:list-level-properties text:space-before="1.7143in"/>
      </text:list-level-style-number>
      <text:list-level-style-number text:level="9" style:num-format="">
        <style:list-level-properties text:space-before="1.9592in"/>
      </text:list-level-style-number>
    </text:list-style>
    <text:list-style style:name="a12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22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9in" text:min-label-width="0.122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8in" text:min-label-width="0.122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347in" text:min-label-width="0.122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796in" text:min-label-width="0.122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245in" text:min-label-width="0.122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94in" text:min-label-width="0.122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143in" text:min-label-width="0.122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92in" text:min-label-width="0.1224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Title Placeholder 1" svg:x="0.33671in" svg:y="0.39931in" svg:width="4.2241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33671in" svg:y="1.99653in" svg:width="4.2241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33671in" svg:y="6.95139in" svg:width="1.1019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1.62232in" svg:y="6.95139in" svg:width="1.6529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3.45891in" svg:y="6.95139in" svg:width="1.1019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itle 1" svg:x="0.36732in" svg:y="1.22743in" svg:width="4.16293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itle 2" svg:x="0.6122in" svg:y="3.93924in" svg:width="3.67318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Date Placeholder 3" svg:x="0.33671in" svg:y="6.95139in" svg:width="1.10195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1.62232in" svg:y="6.95139in" svg:width="1.65293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3.45891in" svg:y="6.95139in" svg:width="1.10195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itle 1" svg:x="0.33671in" svg:y="0.39931in" svg:width="4.2241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Content Placeholder 2" svg:x="0.33671in" svg:y="1.99653in" svg:width="4.2241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33671in" svg:y="6.95139in" svg:width="1.10195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1.62232in" svg:y="6.95139in" svg:width="1.65293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3.45891in" svg:y="6.95139in" svg:width="1.10195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itle 1" svg:x="0.33416in" svg:y="1.86979in" svg:width="4.2241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Text Placeholder 2" svg:x="0.33416in" svg:y="5.0191in" svg:width="4.2241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Date Placeholder 3" svg:x="0.33671in" svg:y="6.95139in" svg:width="1.10195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1.62232in" svg:y="6.95139in" svg:width="1.65293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3.45891in" svg:y="6.95139in" svg:width="1.10195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itle 1" svg:x="0.33671in" svg:y="0.39931in" svg:width="4.2241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Content Placeholder 2" svg:x="0.33671in" svg:y="1.99653in" svg:width="2.0814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2.47939in" svg:y="1.99653in" svg:width="2.0814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33671in" svg:y="6.95139in" svg:width="1.10195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1.62232in" svg:y="6.95139in" svg:width="1.65293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3.45891in" svg:y="6.95139in" svg:width="1.10195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itle 1" svg:x="0.33735in" svg:y="0.39931in" svg:width="4.2241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Text Placeholder 2" svg:x="0.33735in" svg:y="1.83854in" svg:width="2.0719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Content Placeholder 3" svg:x="0.33735in" svg:y="2.73958in" svg:width="2.0719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2.4794in" svg:y="1.83854in" svg:width="2.08211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Content Placeholder 5" svg:x="2.4794in" svg:y="2.73958in" svg:width="2.08211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33671in" svg:y="6.95139in" svg:width="1.10195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1.62232in" svg:y="6.95139in" svg:width="1.65293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3.45891in" svg:y="6.95139in" svg:width="1.1019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itle 1" svg:x="0.33671in" svg:y="0.39931in" svg:width="4.2241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Date Placeholder 2" svg:x="0.33671in" svg:y="6.95139in" svg:width="1.10195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1.62232in" svg:y="6.95139in" svg:width="1.65293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3.45891in" svg:y="6.95139in" svg:width="1.10195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Date Placeholder 1" svg:x="0.33671in" svg:y="6.95139in" svg:width="1.10195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1.62232in" svg:y="6.95139in" svg:width="1.65293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3.45891in" svg:y="6.95139in" svg:width="1.10195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itle 1" svg:x="0.33735in" svg:y="0.5in" svg:width="1.57959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Content Placeholder 2" svg:x="2.08211in" svg:y="1.07986in" svg:width="2.4794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33735in" svg:y="2.25in" svg:width="1.57959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Date Placeholder 4" svg:x="0.33671in" svg:y="6.95139in" svg:width="1.10195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1.62232in" svg:y="6.95139in" svg:width="1.65293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3.45891in" svg:y="6.95139in" svg:width="1.10195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itle 1" svg:x="0.33735in" svg:y="0.5in" svg:width="1.57959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6" draw:name="Picture Placeholder 2" svg:x="2.08211in" svg:y="1.07986in" svg:width="2.4794in" svg:height="5.32986in" presentation:class="graphic" presentation:placeholder="false">
        <draw:text-box>
          <text:p text:style-name="a295" text:class-names="" text:cond-style-name=""><text:span text:style-name="a293" text:class-names="">Haga clic en el icono para agregar una imagen</text:span><text:span text:style-name="a294" text:class-names=""/></text:p>
        </draw:text-box>
        <svg:title/>
        <svg:desc/>
      </draw:frame>
      <draw:frame draw:id="id49" presentation:style-name="a300" draw:name="Text Placeholder 3" svg:x="0.33735in" svg:y="2.25in" svg:width="1.57959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5" draw:name="Date Placeholder 4" svg:x="0.33671in" svg:y="6.95139in" svg:width="1.10195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1.62232in" svg:y="6.95139in" svg:width="1.6529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3.45891in" svg:y="6.95139in" svg:width="1.1019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3">
      <draw:frame draw:id="id53" presentation:style-name="a317" draw:name="Title 1" svg:x="0.33671in" svg:y="0.39931in" svg:width="4.22415in" svg:height="1.44965in" presentation:class="title" presentation:placeholder="false">
        <draw:text-box>
          <text:p text:style-name="a316" text:class-names="" text:cond-style-name=""><text:span text:style-name="a314" text:class-names="">Haga clic para modificar el estilo de título del patrón</text:span><text:span text:style-name="a315" text:class-names=""/></text:p>
        </draw:text-box>
        <svg:title/>
        <svg:desc/>
      </draw:frame>
      <draw:frame draw:id="id54" presentation:style-name="a334" draw:name="Vertical Text Placeholder 2" svg:x="0.33671in" svg:y="1.99653in" svg:width="4.2241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Haga clic para modificar los estilos de texto del patrón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gundo ni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Quinto ni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33671in" svg:y="6.95139in" svg:width="1.10195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1.62232in" svg:y="6.95139in" svg:width="1.65293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3.45891in" svg:y="6.95139in" svg:width="1.10195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7">
      <draw:frame draw:id="id58" presentation:style-name="a351" draw:name="Vertical Title 1" svg:x="3.50482in" svg:y="0.39931in" svg:width="1.05604in" svg:height="6.3559in" presentation:class="title" presentation:placeholder="false">
        <draw:text-box>
          <text:p text:style-name="a350" text:class-names="" text:cond-style-name=""><text:span text:style-name="a348" text:class-names="">Haga clic para modificar el estilo de título del patrón</text:span><text:span text:style-name="a349" text:class-names=""/></text:p>
        </draw:text-box>
        <svg:title/>
        <svg:desc/>
      </draw:frame>
      <draw:frame draw:id="id59" presentation:style-name="a368" draw:name="Vertical Text Placeholder 2" svg:x="0.33671in" svg:y="0.39931in" svg:width="3.1069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modificar los estilos de texto del patró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i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i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33671in" svg:y="6.95139in" svg:width="1.10195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1.62232in" svg:y="6.95139in" svg:width="1.65293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3.45891in" svg:y="6.95139in" svg:width="1.10195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nahuel torres</meta:initial-creator>
    <dc:creator>nahuel torres</dc:creator>
    <meta:creation-date>2024-01-22T03:52:55Z</meta:creation-date>
    <dc:date>2024-01-22T03:58:59Z</dc:date>
    <meta:template xlink:href="Office%202013%20-%202022%20Theme" xlink:type="simple"/>
    <meta:editing-cycles>1</meta:editing-cycles>
    <meta:editing-duration>PT363S</meta:editing-duration>
    <meta:document-statistic meta:paragraph-count="0" meta:word-count="0"/>
  </office:meta>
</office:document-meta>
</file>